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DIP</text:p>
          </table:table-cell>
          <table:covered-table-cell/>
          <table:table-cell table:style-name="ce12" office:value-type="string" calcext:value-type="string" table:number-columns-spanned="2" table:number-rows-spanned="1">
            <text:p>DIP-VTV</text:p>
          </table:table-cell>
          <table:covered-table-cell/>
          <table:table-cell table:style-name="ce13" office:value-type="string" calcext:value-type="string" table:number-columns-spanned="2" table:number-rows-spanned="1">
            <text:p>DIP-RiemannVTV</text:p>
          </table:table-cell>
          <table:covered-table-cell/>
          <table:table-cell table:style-name="ce12" office:value-type="string" calcext:value-type="string" table:number-columns-spanned="2" table:number-rows-spanned="1">
            <text:p>DIP-DiracVTVNL</text:p>
          </table:table-cell>
          <table:covered-table-cell/>
          <table:table-cell office:value-type="string" calcext:value-type="string">
            <text:p>Dif - DIP</text:p>
          </table:table-cell>
          <table:table-cell office:value-type="string" calcext:value-type="string">
            <text:p>Dif – VTV</text:p>
          </table:table-cell>
          <table:table-cell office:value-type="string" calcext:value-type="string">
            <text:p>Dif- <text:s/>Riem</text:p>
          </table:table-cell>
          <table:table-cell/>
        </table:table-row>
        <table:table-row table:style-name="ro1">
          <table:table-cell office:value-type="string" calcext:value-type="string">
            <text:p>kodim1</text:p>
          </table:table-cell>
          <table:table-cell office:value-type="float" office:value="30.829" calcext:value-type="float">
            <text:p>30.829</text:p>
          </table:table-cell>
          <table:table-cell office:value-type="float" office:value="5385" calcext:value-type="float">
            <text:p>5385</text:p>
          </table:table-cell>
          <table:table-cell office:value-type="float" office:value="30.861" calcext:value-type="float">
            <text:p>30.861</text:p>
          </table:table-cell>
          <table:table-cell office:value-type="float" office:value="6001" calcext:value-type="float">
            <text:p>6001</text:p>
          </table:table-cell>
          <table:table-cell office:value-type="float" office:value="30.799" calcext:value-type="float">
            <text:p>30.799</text:p>
          </table:table-cell>
          <table:table-cell office:value-type="float" office:value="6650" calcext:value-type="float">
            <text:p>6650</text:p>
          </table:table-cell>
          <table:table-cell office:value-type="float" office:value="31.115" calcext:value-type="float">
            <text:p>31.115</text:p>
          </table:table-cell>
          <table:table-cell office:value-type="float" office:value="7515" calcext:value-type="float">
            <text:p>7515</text:p>
          </table:table-cell>
          <table:table-cell table:formula="of:=[.H2]-[.B2]" office:value-type="float" office:value="0.285999999999998" calcext:value-type="float">
            <text:p>0.285999999999998</text:p>
          </table:table-cell>
          <table:table-cell table:formula="of:=[.H2]-[.D2]" office:value-type="float" office:value="0.253999999999998" calcext:value-type="float">
            <text:p>0.253999999999998</text:p>
          </table:table-cell>
          <table:table-cell table:formula="of:=[.H2]-[.F2]" office:value-type="float" office:value="0.315999999999999" calcext:value-type="float">
            <text:p>0.315999999999999</text:p>
          </table:table-cell>
          <table:table-cell/>
        </table:table-row>
        <table:table-row table:style-name="ro1">
          <table:table-cell office:value-type="string" calcext:value-type="string">
            <text:p>kodim2</text:p>
          </table:table-cell>
          <table:table-cell office:value-type="float" office:value="33.868" calcext:value-type="float">
            <text:p>33.868</text:p>
          </table:table-cell>
          <table:table-cell office:value-type="float" office:value="3455" calcext:value-type="float">
            <text:p>3455</text:p>
          </table:table-cell>
          <table:table-cell office:value-type="float" office:value="33.992" calcext:value-type="float">
            <text:p>33.992</text:p>
          </table:table-cell>
          <table:table-cell office:value-type="float" office:value="3881" calcext:value-type="float">
            <text:p>3881</text:p>
          </table:table-cell>
          <table:table-cell office:value-type="float" office:value="34.075" calcext:value-type="float">
            <text:p>34.075</text:p>
          </table:table-cell>
          <table:table-cell office:value-type="float" office:value="3935" calcext:value-type="float">
            <text:p>3935</text:p>
          </table:table-cell>
          <table:table-cell office:value-type="float" office:value="34.237" calcext:value-type="float">
            <text:p>34.237</text:p>
          </table:table-cell>
          <table:table-cell office:value-type="float" office:value="5011" calcext:value-type="float">
            <text:p>5011</text:p>
          </table:table-cell>
          <table:table-cell table:formula="of:=[.H3]-[.B3]" office:value-type="float" office:value="0.369" calcext:value-type="float">
            <text:p>0.369</text:p>
          </table:table-cell>
          <table:table-cell table:formula="of:=[.H3]-[.D3]" office:value-type="float" office:value="0.245000000000005" calcext:value-type="float">
            <text:p>0.245000000000005</text:p>
          </table:table-cell>
          <table:table-cell table:formula="of:=[.H3]-[.F3]" office:value-type="float" office:value="0.161999999999999" calcext:value-type="float">
            <text:p>0.161999999999999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35.604" calcext:value-type="float">
            <text:p>35.604</text:p>
          </table:table-cell>
          <table:table-cell office:value-type="float" office:value="3605" calcext:value-type="float">
            <text:p>3605</text:p>
          </table:table-cell>
          <table:table-cell office:value-type="float" office:value="35.795" calcext:value-type="float">
            <text:p>35.795</text:p>
          </table:table-cell>
          <table:table-cell office:value-type="float" office:value="4339" calcext:value-type="float">
            <text:p>4339</text:p>
          </table:table-cell>
          <table:table-cell office:value-type="float" office:value="35.76" calcext:value-type="float">
            <text:p>35.76</text:p>
          </table:table-cell>
          <table:table-cell office:value-type="float" office:value="4835" calcext:value-type="float">
            <text:p>4835</text:p>
          </table:table-cell>
          <table:table-cell office:value-type="float" office:value="36.046" calcext:value-type="float">
            <text:p>36.046</text:p>
          </table:table-cell>
          <table:table-cell office:value-type="float" office:value="6458" calcext:value-type="float">
            <text:p>6458</text:p>
          </table:table-cell>
          <table:table-cell table:style-name="ce5" table:formula="of:=[.H4]-[.B4]" office:value-type="float" office:value="0.442" calcext:value-type="float">
            <text:p>0.442</text:p>
          </table:table-cell>
          <table:table-cell table:formula="of:=[.H4]-[.D4]" office:value-type="float" office:value="0.250999999999998" calcext:value-type="float">
            <text:p>0.250999999999998</text:p>
          </table:table-cell>
          <table:table-cell table:formula="of:=[.H4]-[.F4]" office:value-type="float" office:value="0.286000000000001" calcext:value-type="float">
            <text:p>0.286000000000001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33.907" calcext:value-type="float">
            <text:p>33.907</text:p>
          </table:table-cell>
          <table:table-cell office:value-type="float" office:value="4359" calcext:value-type="float">
            <text:p>4359</text:p>
          </table:table-cell>
          <table:table-cell office:value-type="float" office:value="34.006" calcext:value-type="float">
            <text:p>34.006</text:p>
          </table:table-cell>
          <table:table-cell office:value-type="float" office:value="4637" calcext:value-type="float">
            <text:p>4637</text:p>
          </table:table-cell>
          <table:table-cell office:value-type="float" office:value="33.964" calcext:value-type="float">
            <text:p>33.964</text:p>
          </table:table-cell>
          <table:table-cell office:value-type="float" office:value="5261" calcext:value-type="float">
            <text:p>5261</text:p>
          </table:table-cell>
          <table:table-cell office:value-type="float" office:value="34.194" calcext:value-type="float">
            <text:p>34.194</text:p>
          </table:table-cell>
          <table:table-cell office:value-type="float" office:value="6252" calcext:value-type="float">
            <text:p>6252</text:p>
          </table:table-cell>
          <table:table-cell table:formula="of:=[.H5]-[.B5]" office:value-type="float" office:value="0.287000000000006" calcext:value-type="float">
            <text:p>0.287000000000006</text:p>
          </table:table-cell>
          <table:table-cell table:formula="of:=[.H5]-[.D5]" office:value-type="float" office:value="0.188000000000002" calcext:value-type="float">
            <text:p>0.188000000000002</text:p>
          </table:table-cell>
          <table:table-cell table:style-name="ce6" table:formula="of:=[.H5]-[.F5]" office:value-type="float" office:value="0.230000000000004" calcext:value-type="float">
            <text:p>0.230000000000004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31.477" calcext:value-type="float">
            <text:p>31.477</text:p>
          </table:table-cell>
          <table:table-cell office:value-type="float" office:value="5767" calcext:value-type="float">
            <text:p>5767</text:p>
          </table:table-cell>
          <table:table-cell office:value-type="float" office:value="31.468" calcext:value-type="float">
            <text:p>31.468</text:p>
          </table:table-cell>
          <table:table-cell office:value-type="float" office:value="6317" calcext:value-type="float">
            <text:p>6317</text:p>
          </table:table-cell>
          <table:table-cell office:value-type="float" office:value="31.411" calcext:value-type="float">
            <text:p>31.411</text:p>
          </table:table-cell>
          <table:table-cell office:value-type="float" office:value="6625" calcext:value-type="float">
            <text:p>6625</text:p>
          </table:table-cell>
          <table:table-cell office:value-type="float" office:value="31.619" calcext:value-type="float">
            <text:p>31.619</text:p>
          </table:table-cell>
          <table:table-cell office:value-type="float" office:value="7903" calcext:value-type="float">
            <text:p>7903</text:p>
          </table:table-cell>
          <table:table-cell table:formula="of:=[.H6]-[.B6]" office:value-type="float" office:value="0.141999999999999" calcext:value-type="float">
            <text:p>0.141999999999999</text:p>
          </table:table-cell>
          <table:table-cell table:formula="of:=[.H6]-[.D6]" office:value-type="float" office:value="0.151" calcext:value-type="float">
            <text:p>0.151</text:p>
          </table:table-cell>
          <table:table-cell table:formula="of:=[.H6]-[.F6]" office:value-type="float" office:value="0.207999999999998" calcext:value-type="float">
            <text:p>0.207999999999998</text:p>
          </table:table-cell>
          <table:table-cell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31.953" calcext:value-type="float">
            <text:p>31.953</text:p>
          </table:table-cell>
          <table:table-cell office:value-type="float" office:value="6973" calcext:value-type="float">
            <text:p>6973</text:p>
          </table:table-cell>
          <table:table-cell office:value-type="float" office:value="31.986" calcext:value-type="float">
            <text:p>31.986</text:p>
          </table:table-cell>
          <table:table-cell office:value-type="float" office:value="7149" calcext:value-type="float">
            <text:p>7149</text:p>
          </table:table-cell>
          <table:table-cell office:value-type="float" office:value="31.92" calcext:value-type="float">
            <text:p>31.92</text:p>
          </table:table-cell>
          <table:table-cell office:value-type="float" office:value="7040" calcext:value-type="float">
            <text:p>7040</text:p>
          </table:table-cell>
          <table:table-cell office:value-type="float" office:value="32.192" calcext:value-type="float">
            <text:p>32.192</text:p>
          </table:table-cell>
          <table:table-cell office:value-type="float" office:value="8272" calcext:value-type="float">
            <text:p>8272</text:p>
          </table:table-cell>
          <table:table-cell table:formula="of:=[.H7]-[.B7]" office:value-type="float" office:value="0.239000000000001" calcext:value-type="float">
            <text:p>0.239000000000001</text:p>
          </table:table-cell>
          <table:table-cell table:formula="of:=[.H7]-[.D7]" office:value-type="float" office:value="0.206" calcext:value-type="float">
            <text:p>0.206</text:p>
          </table:table-cell>
          <table:table-cell table:formula="of:=[.H7]-[.F7]" office:value-type="float" office:value="0.271999999999998" calcext:value-type="float">
            <text:p>0.271999999999998</text:p>
          </table:table-cell>
          <table:table-cell/>
        </table:table-row>
        <table:table-row table:style-name="ro1">
          <table:table-cell office:value-type="string" calcext:value-type="string">
            <text:p>kodim7</text:p>
          </table:table-cell>
          <table:table-cell office:value-type="float" office:value="35.376" calcext:value-type="float">
            <text:p>35.376</text:p>
          </table:table-cell>
          <table:table-cell office:value-type="float" office:value="3370" calcext:value-type="float">
            <text:p>3370</text:p>
          </table:table-cell>
          <table:table-cell office:value-type="float" office:value="35.506" calcext:value-type="float">
            <text:p>35.506</text:p>
          </table:table-cell>
          <table:table-cell office:value-type="float" office:value="4156" calcext:value-type="float">
            <text:p>4156</text:p>
          </table:table-cell>
          <table:table-cell office:value-type="float" office:value="35.543" calcext:value-type="float">
            <text:p>35.543</text:p>
          </table:table-cell>
          <table:table-cell office:value-type="float" office:value="4335" calcext:value-type="float">
            <text:p>4335</text:p>
          </table:table-cell>
          <table:table-cell office:value-type="float" office:value="35.695" calcext:value-type="float">
            <text:p>35.695</text:p>
          </table:table-cell>
          <table:table-cell office:value-type="float" office:value="5022" calcext:value-type="float">
            <text:p>5022</text:p>
          </table:table-cell>
          <table:table-cell table:style-name="ce6" table:formula="of:=[.H8]-[.B8]" office:value-type="float" office:value="0.319000000000003" calcext:value-type="float">
            <text:p>0.319000000000003</text:p>
          </table:table-cell>
          <table:table-cell table:formula="of:=[.H8]-[.D8]" office:value-type="float" office:value="0.189" calcext:value-type="float">
            <text:p>0.189</text:p>
          </table:table-cell>
          <table:table-cell table:formula="of:=[.H8]-[.F8]" office:value-type="float" office:value="0.152000000000001" calcext:value-type="float">
            <text:p>0.152000000000001</text:p>
          </table:table-cell>
          <table:table-cell/>
        </table:table-row>
        <table:table-row table:style-name="ro1">
          <table:table-cell office:value-type="string" calcext:value-type="string">
            <text:p>kodim8</text:p>
          </table:table-cell>
          <table:table-cell office:value-type="float" office:value="31.08" calcext:value-type="float">
            <text:p>31.08</text:p>
          </table:table-cell>
          <table:table-cell office:value-type="float" office:value="6619" calcext:value-type="float">
            <text:p>6619</text:p>
          </table:table-cell>
          <table:table-cell office:value-type="float" office:value="31.092" calcext:value-type="float">
            <text:p>31.092</text:p>
          </table:table-cell>
          <table:table-cell office:value-type="float" office:value="7143" calcext:value-type="float">
            <text:p>7143</text:p>
          </table:table-cell>
          <table:table-cell office:value-type="float" office:value="30.994" calcext:value-type="float">
            <text:p>30.994</text:p>
          </table:table-cell>
          <table:table-cell office:value-type="float" office:value="8390" calcext:value-type="float">
            <text:p>8390</text:p>
          </table:table-cell>
          <table:table-cell office:value-type="float" office:value="31.221" calcext:value-type="float">
            <text:p>31.221</text:p>
          </table:table-cell>
          <table:table-cell office:value-type="float" office:value="9085" calcext:value-type="float">
            <text:p>9085</text:p>
          </table:table-cell>
          <table:table-cell table:style-name="ce7" table:formula="of:=[.H9]-[.B9]" office:value-type="float" office:value="0.141000000000002" calcext:value-type="float">
            <text:p>0.141000000000002</text:p>
          </table:table-cell>
          <table:table-cell table:formula="of:=[.H9]-[.D9]" office:value-type="float" office:value="0.129000000000001" calcext:value-type="float">
            <text:p>0.129000000000001</text:p>
          </table:table-cell>
          <table:table-cell table:style-name="ce6" table:formula="of:=[.H9]-[.F9]" office:value-type="float" office:value="0.227" calcext:value-type="float">
            <text:p>0.227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35.05" calcext:value-type="float">
            <text:p>35.05</text:p>
          </table:table-cell>
          <table:table-cell office:value-type="float" office:value="3636" calcext:value-type="float">
            <text:p>3636</text:p>
          </table:table-cell>
          <table:table-cell office:value-type="float" office:value="35.134" calcext:value-type="float">
            <text:p>35.134</text:p>
          </table:table-cell>
          <table:table-cell office:value-type="float" office:value="4129" calcext:value-type="float">
            <text:p>4129</text:p>
          </table:table-cell>
          <table:table-cell office:value-type="float" office:value="35.23" calcext:value-type="float">
            <text:p>35.23</text:p>
          </table:table-cell>
          <table:table-cell office:value-type="float" office:value="4317" calcext:value-type="float">
            <text:p>4317</text:p>
          </table:table-cell>
          <table:table-cell office:value-type="float" office:value="35.406" calcext:value-type="float">
            <text:p>35.406</text:p>
          </table:table-cell>
          <table:table-cell office:value-type="float" office:value="5521" calcext:value-type="float">
            <text:p>5521</text:p>
          </table:table-cell>
          <table:table-cell table:formula="of:=[.H10]-[.B10]" office:value-type="float" office:value="0.356000000000002" calcext:value-type="float">
            <text:p>0.356000000000002</text:p>
          </table:table-cell>
          <table:table-cell table:formula="of:=[.H10]-[.D10]" office:value-type="float" office:value="0.271999999999998" calcext:value-type="float">
            <text:p>0.271999999999998</text:p>
          </table:table-cell>
          <table:table-cell table:formula="of:=[.H10]-[.F10]" office:value-type="float" office:value="0.176000000000002" calcext:value-type="float">
            <text:p>0.176000000000002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34.904" calcext:value-type="float">
            <text:p>34.904</text:p>
          </table:table-cell>
          <table:table-cell office:value-type="float" office:value="3571" calcext:value-type="float">
            <text:p>3571</text:p>
          </table:table-cell>
          <table:table-cell office:value-type="float" office:value="34.934" calcext:value-type="float">
            <text:p>34.934</text:p>
          </table:table-cell>
          <table:table-cell office:value-type="float" office:value="3906" calcext:value-type="float">
            <text:p>3906</text:p>
          </table:table-cell>
          <table:table-cell office:value-type="float" office:value="34.955" calcext:value-type="float">
            <text:p>34.955</text:p>
          </table:table-cell>
          <table:table-cell office:value-type="float" office:value="4327" calcext:value-type="float">
            <text:p>4327</text:p>
          </table:table-cell>
          <table:table-cell office:value-type="float" office:value="35.249" calcext:value-type="float">
            <text:p>35.249</text:p>
          </table:table-cell>
          <table:table-cell office:value-type="float" office:value="5455" calcext:value-type="float">
            <text:p>5455</text:p>
          </table:table-cell>
          <table:table-cell table:formula="of:=[.H11]-[.B11]" office:value-type="float" office:value="0.344999999999999" calcext:value-type="float">
            <text:p>0.344999999999999</text:p>
          </table:table-cell>
          <table:table-cell table:formula="of:=[.H11]-[.D11]" office:value-type="float" office:value="0.315000000000005" calcext:value-type="float">
            <text:p>0.315000000000005</text:p>
          </table:table-cell>
          <table:table-cell table:formula="of:=[.H11]-[.F11]" office:value-type="float" office:value="0.294000000000004" calcext:value-type="float">
            <text:p>0.294000000000004</text:p>
          </table:table-cell>
          <table:table-cell/>
        </table:table-row>
        <table:table-row table:style-name="ro1">
          <table:table-cell table:style-name="ce1" office:value-type="string" calcext:value-type="string">
            <text:p>kodim11</text:p>
          </table:table-cell>
          <table:table-cell office:value-type="float" office:value="32.57" calcext:value-type="float">
            <text:p>32.57</text:p>
          </table:table-cell>
          <table:table-cell office:value-type="float" office:value="5679" calcext:value-type="float">
            <text:p>5679</text:p>
          </table:table-cell>
          <table:table-cell office:value-type="float" office:value="32.67" calcext:value-type="float">
            <text:p>32.67</text:p>
          </table:table-cell>
          <table:table-cell office:value-type="float" office:value="5842" calcext:value-type="float">
            <text:p>5842</text:p>
          </table:table-cell>
          <table:table-cell office:value-type="float" office:value="32.671" calcext:value-type="float">
            <text:p>32.671</text:p>
          </table:table-cell>
          <table:table-cell office:value-type="float" office:value="6439" calcext:value-type="float">
            <text:p>6439</text:p>
          </table:table-cell>
          <table:table-cell office:value-type="float" office:value="32.898" calcext:value-type="float">
            <text:p>32.898</text:p>
          </table:table-cell>
          <table:table-cell office:value-type="float" office:value="7921" calcext:value-type="float">
            <text:p>7921</text:p>
          </table:table-cell>
          <table:table-cell table:formula="of:=[.H12]-[.B12]" office:value-type="float" office:value="0.328000000000003" calcext:value-type="float">
            <text:p>0.328000000000003</text:p>
          </table:table-cell>
          <table:table-cell table:style-name="ce6" table:formula="of:=[.H12]-[.D12]" office:value-type="float" office:value="0.228000000000002" calcext:value-type="float">
            <text:p>0.228000000000002</text:p>
          </table:table-cell>
          <table:table-cell table:style-name="ce6" table:formula="of:=[.H12]-[.F12]" office:value-type="float" office:value="0.227000000000004" calcext:value-type="float">
            <text:p>0.227000000000004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34.56" calcext:value-type="float">
            <text:p>34.56</text:p>
          </table:table-cell>
          <table:table-cell office:value-type="float" office:value="4233" calcext:value-type="float">
            <text:p>4233</text:p>
          </table:table-cell>
          <table:table-cell office:value-type="float" office:value="34.632" calcext:value-type="float">
            <text:p>34.632</text:p>
          </table:table-cell>
          <table:table-cell office:value-type="float" office:value="4986" calcext:value-type="float">
            <text:p>4986</text:p>
          </table:table-cell>
          <table:table-cell office:value-type="float" office:value="34.728" calcext:value-type="float">
            <text:p>34.728</text:p>
          </table:table-cell>
          <table:table-cell office:value-type="float" office:value="5243" calcext:value-type="float">
            <text:p>5243</text:p>
          </table:table-cell>
          <table:table-cell office:value-type="float" office:value="34.927" calcext:value-type="float">
            <text:p>34.927</text:p>
          </table:table-cell>
          <table:table-cell office:value-type="float" office:value="5976" calcext:value-type="float">
            <text:p>5976</text:p>
          </table:table-cell>
          <table:table-cell table:formula="of:=[.H13]-[.B13]" office:value-type="float" office:value="0.366999999999997" calcext:value-type="float">
            <text:p>0.366999999999997</text:p>
          </table:table-cell>
          <table:table-cell table:formula="of:=[.H13]-[.D13]" office:value-type="float" office:value="0.295000000000002" calcext:value-type="float">
            <text:p>0.295000000000002</text:p>
          </table:table-cell>
          <table:table-cell table:formula="of:=[.H13]-[.F13]" office:value-type="float" office:value="0.198999999999998" calcext:value-type="float">
            <text:p>0.198999999999998</text:p>
          </table:table-cell>
          <table:table-cell/>
        </table:table-row>
        <table:table-row table:style-name="ro1">
          <table:table-cell office:value-type="string" calcext:value-type="string">
            <text:p>kodim13</text:p>
          </table:table-cell>
          <table:table-cell office:value-type="float" office:value="29.3" calcext:value-type="float">
            <text:p>29.3</text:p>
          </table:table-cell>
          <table:table-cell office:value-type="float" office:value="8741" calcext:value-type="float">
            <text:p>8741</text:p>
          </table:table-cell>
          <table:table-cell office:value-type="float" office:value="29.336" calcext:value-type="float">
            <text:p>29.336</text:p>
          </table:table-cell>
          <table:table-cell office:value-type="float" office:value="9998" calcext:value-type="float">
            <text:p>9998</text:p>
          </table:table-cell>
          <table:table-cell office:value-type="float" office:value="29.266" calcext:value-type="float">
            <text:p>29.266</text:p>
          </table:table-cell>
          <table:table-cell office:value-type="float" office:value="9998" calcext:value-type="float">
            <text:p>9998</text:p>
          </table:table-cell>
          <table:table-cell office:value-type="float" office:value="29.517" calcext:value-type="float">
            <text:p>29.517</text:p>
          </table:table-cell>
          <table:table-cell office:value-type="float" office:value="9998" calcext:value-type="float">
            <text:p>9998</text:p>
          </table:table-cell>
          <table:table-cell table:formula="of:=[.H14]-[.B14]" office:value-type="float" office:value="0.216999999999999" calcext:value-type="float">
            <text:p>0.216999999999999</text:p>
          </table:table-cell>
          <table:table-cell table:formula="of:=[.H14]-[.D14]" office:value-type="float" office:value="0.181000000000001" calcext:value-type="float">
            <text:p>0.181000000000001</text:p>
          </table:table-cell>
          <table:table-cell table:style-name="ce6" table:formula="of:=[.H14]-[.F14]" office:value-type="float" office:value="0.251000000000001" calcext:value-type="float">
            <text:p>0.251000000000001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31.757" calcext:value-type="float">
            <text:p>31.757</text:p>
          </table:table-cell>
          <table:table-cell office:value-type="float" office:value="6255" calcext:value-type="float">
            <text:p>6255</text:p>
          </table:table-cell>
          <table:table-cell office:value-type="float" office:value="31.783" calcext:value-type="float">
            <text:p>31.783</text:p>
          </table:table-cell>
          <table:table-cell office:value-type="float" office:value="6494" calcext:value-type="float">
            <text:p>6494</text:p>
          </table:table-cell>
          <table:table-cell office:value-type="float" office:value="31.735" calcext:value-type="float">
            <text:p>31.735</text:p>
          </table:table-cell>
          <table:table-cell office:value-type="float" office:value="7472" calcext:value-type="float">
            <text:p>7472</text:p>
          </table:table-cell>
          <table:table-cell office:value-type="float" office:value="32.043" calcext:value-type="float">
            <text:p>32.043</text:p>
          </table:table-cell>
          <table:table-cell office:value-type="float" office:value="7707" calcext:value-type="float">
            <text:p>7707</text:p>
          </table:table-cell>
          <table:table-cell table:formula="of:=[.H15]-[.B15]" office:value-type="float" office:value="0.285999999999998" calcext:value-type="float">
            <text:p>0.285999999999998</text:p>
          </table:table-cell>
          <table:table-cell table:formula="of:=[.H15]-[.D15]" office:value-type="float" office:value="0.259999999999998" calcext:value-type="float">
            <text:p>0.259999999999998</text:p>
          </table:table-cell>
          <table:table-cell table:formula="of:=[.H15]-[.F15]" office:value-type="float" office:value="0.308" calcext:value-type="float">
            <text:p>0.308</text:p>
          </table:table-cell>
          <table:table-cell/>
        </table:table-row>
        <table:table-row table:style-name="ro1">
          <table:table-cell office:value-type="string" calcext:value-type="string">
            <text:p>kodim15</text:p>
          </table:table-cell>
          <table:table-cell office:value-type="float" office:value="33.661" calcext:value-type="float">
            <text:p>33.661</text:p>
          </table:table-cell>
          <table:table-cell office:value-type="float" office:value="5605" calcext:value-type="float">
            <text:p>5605</text:p>
          </table:table-cell>
          <table:table-cell office:value-type="float" office:value="33.78" calcext:value-type="float">
            <text:p>33.78</text:p>
          </table:table-cell>
          <table:table-cell office:value-type="float" office:value="6935" calcext:value-type="float">
            <text:p>6935</text:p>
          </table:table-cell>
          <table:table-cell office:value-type="float" office:value="33.853" calcext:value-type="float">
            <text:p>33.853</text:p>
          </table:table-cell>
          <table:table-cell office:value-type="float" office:value="7339" calcext:value-type="float">
            <text:p>7339</text:p>
          </table:table-cell>
          <table:table-cell office:value-type="float" office:value="33.964" calcext:value-type="float">
            <text:p>33.964</text:p>
          </table:table-cell>
          <table:table-cell office:value-type="float" office:value="8142" calcext:value-type="float">
            <text:p>8142</text:p>
          </table:table-cell>
          <table:table-cell table:style-name="ce6" table:formula="of:=[.H16]-[.B16]" office:value-type="float" office:value="0.302999999999997" calcext:value-type="float">
            <text:p>0.302999999999997</text:p>
          </table:table-cell>
          <table:table-cell table:formula="of:=[.H16]-[.D16]" office:value-type="float" office:value="0.183999999999998" calcext:value-type="float">
            <text:p>0.183999999999998</text:p>
          </table:table-cell>
          <table:table-cell table:style-name="ce7" table:formula="of:=[.H16]-[.F16]" office:value-type="float" office:value="0.110999999999997" calcext:value-type="float">
            <text:p>0.110999999999997</text:p>
          </table:table-cell>
          <table:table-cell/>
        </table:table-row>
        <table:table-row table:style-name="ro1">
          <table:table-cell office:value-type="string" calcext:value-type="string">
            <text:p>kodim16</text:p>
          </table:table-cell>
          <table:table-cell office:value-type="float" office:value="33.687" calcext:value-type="float">
            <text:p>33.687</text:p>
          </table:table-cell>
          <table:table-cell office:value-type="float" office:value="4603" calcext:value-type="float">
            <text:p>4603</text:p>
          </table:table-cell>
          <table:table-cell office:value-type="float" office:value="33.785" calcext:value-type="float">
            <text:p>33.785</text:p>
          </table:table-cell>
          <table:table-cell office:value-type="float" office:value="5356" calcext:value-type="float">
            <text:p>5356</text:p>
          </table:table-cell>
          <table:table-cell office:value-type="float" office:value="33.747" calcext:value-type="float">
            <text:p>33.747</text:p>
          </table:table-cell>
          <table:table-cell office:value-type="float" office:value="5778" calcext:value-type="float">
            <text:p>5778</text:p>
          </table:table-cell>
          <table:table-cell office:value-type="float" office:value="34.035" calcext:value-type="float">
            <text:p>34.035</text:p>
          </table:table-cell>
          <table:table-cell office:value-type="float" office:value="6643" calcext:value-type="float">
            <text:p>6643</text:p>
          </table:table-cell>
          <table:table-cell table:formula="of:=[.H17]-[.B17]" office:value-type="float" office:value="0.347999999999999" calcext:value-type="float">
            <text:p>0.347999999999999</text:p>
          </table:table-cell>
          <table:table-cell table:formula="of:=[.H17]-[.D17]" office:value-type="float" office:value="0.25" calcext:value-type="float">
            <text:p>0.25</text:p>
          </table:table-cell>
          <table:table-cell table:formula="of:=[.H17]-[.F17]" office:value-type="float" office:value="0.287999999999997" calcext:value-type="float">
            <text:p>0.287999999999997</text:p>
          </table:table-cell>
          <table:table-cell/>
        </table:table-row>
        <table:table-row table:style-name="ro1">
          <table:table-cell office:value-type="string" calcext:value-type="string">
            <text:p>kodim17</text:p>
          </table:table-cell>
          <table:table-cell office:value-type="float" office:value="34.108" calcext:value-type="float">
            <text:p>34.108</text:p>
          </table:table-cell>
          <table:table-cell office:value-type="float" office:value="5009" calcext:value-type="float">
            <text:p>5009</text:p>
          </table:table-cell>
          <table:table-cell office:value-type="float" office:value="34.257" calcext:value-type="float">
            <text:p>34.257</text:p>
          </table:table-cell>
          <table:table-cell office:value-type="float" office:value="5149" calcext:value-type="float">
            <text:p>5149</text:p>
          </table:table-cell>
          <table:table-cell office:value-type="float" office:value="34.283" calcext:value-type="float">
            <text:p>34.283</text:p>
          </table:table-cell>
          <table:table-cell office:value-type="float" office:value="5637" calcext:value-type="float">
            <text:p>5637</text:p>
          </table:table-cell>
          <table:table-cell office:value-type="float" office:value="34.546" calcext:value-type="float">
            <text:p>34.546</text:p>
          </table:table-cell>
          <table:table-cell office:value-type="float" office:value="6515" calcext:value-type="float">
            <text:p>6515</text:p>
          </table:table-cell>
          <table:table-cell table:formula="of:=[.H18]-[.B18]" office:value-type="float" office:value="0.438000000000002" calcext:value-type="float">
            <text:p>0.438000000000002</text:p>
          </table:table-cell>
          <table:table-cell table:formula="of:=[.H18]-[.D18]" office:value-type="float" office:value="0.289000000000001" calcext:value-type="float">
            <text:p>0.289000000000001</text:p>
          </table:table-cell>
          <table:table-cell table:formula="of:=[.H18]-[.F18]" office:value-type="float" office:value="0.262999999999998" calcext:value-type="float">
            <text:p>0.262999999999998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31.41" calcext:value-type="float">
            <text:p>31.41</text:p>
          </table:table-cell>
          <table:table-cell office:value-type="float" office:value="6460" calcext:value-type="float">
            <text:p>6460</text:p>
          </table:table-cell>
          <table:table-cell office:value-type="float" office:value="31.486" calcext:value-type="float">
            <text:p>31.486</text:p>
          </table:table-cell>
          <table:table-cell office:value-type="float" office:value="6336" calcext:value-type="float">
            <text:p>6336</text:p>
          </table:table-cell>
          <table:table-cell office:value-type="float" office:value="31.434" calcext:value-type="float">
            <text:p>31.434</text:p>
          </table:table-cell>
          <table:table-cell office:value-type="float" office:value="6943" calcext:value-type="float">
            <text:p>6943</text:p>
          </table:table-cell>
          <table:table-cell office:value-type="float" office:value="31.698" calcext:value-type="float">
            <text:p>31.698</text:p>
          </table:table-cell>
          <table:table-cell office:value-type="float" office:value="8354" calcext:value-type="float">
            <text:p>8354</text:p>
          </table:table-cell>
          <table:table-cell table:formula="of:=[.H19]-[.B19]" office:value-type="float" office:value="0.288" calcext:value-type="float">
            <text:p>0.288</text:p>
          </table:table-cell>
          <table:table-cell table:formula="of:=[.H19]-[.D19]" office:value-type="float" office:value="0.212" calcext:value-type="float">
            <text:p>0.212</text:p>
          </table:table-cell>
          <table:table-cell table:formula="of:=[.H19]-[.F19]" office:value-type="float" office:value="0.263999999999999" calcext:value-type="float">
            <text:p>0.263999999999999</text:p>
          </table:table-cell>
          <table:table-cell/>
        </table:table-row>
        <table:table-row table:style-name="ro1">
          <table:table-cell office:value-type="string" calcext:value-type="string">
            <text:p>kodim19</text:p>
          </table:table-cell>
          <table:table-cell office:value-type="float" office:value="32.907" calcext:value-type="float">
            <text:p>32.907</text:p>
          </table:table-cell>
          <table:table-cell office:value-type="float" office:value="5100" calcext:value-type="float">
            <text:p>5100</text:p>
          </table:table-cell>
          <table:table-cell office:value-type="float" office:value="32.975" calcext:value-type="float">
            <text:p>32.975</text:p>
          </table:table-cell>
          <table:table-cell office:value-type="float" office:value="6341" calcext:value-type="float">
            <text:p>6341</text:p>
          </table:table-cell>
          <table:table-cell office:value-type="float" office:value="32.863" calcext:value-type="float">
            <text:p>32.863</text:p>
          </table:table-cell>
          <table:table-cell office:value-type="float" office:value="6130" calcext:value-type="float">
            <text:p>6130</text:p>
          </table:table-cell>
          <table:table-cell office:value-type="float" office:value="33.116" calcext:value-type="float">
            <text:p>33.116</text:p>
          </table:table-cell>
          <table:table-cell office:value-type="float" office:value="7694" calcext:value-type="float">
            <text:p>7694</text:p>
          </table:table-cell>
          <table:table-cell table:formula="of:=[.H20]-[.B20]" office:value-type="float" office:value="0.209000000000003" calcext:value-type="float">
            <text:p>0.209000000000003</text:p>
          </table:table-cell>
          <table:table-cell table:formula="of:=[.H20]-[.D20]" office:value-type="float" office:value="0.140999999999998" calcext:value-type="float">
            <text:p>0.140999999999998</text:p>
          </table:table-cell>
          <table:table-cell table:formula="of:=[.H20]-[.F20]" office:value-type="float" office:value="0.253" calcext:value-type="float">
            <text:p>0.253</text:p>
          </table:table-cell>
          <table:table-cell/>
        </table:table-row>
        <table:table-row table:style-name="ro1">
          <table:table-cell table:style-name="ce2" office:value-type="string" calcext:value-type="string">
            <text:p>kodim20</text:p>
          </table:table-cell>
          <table:table-cell office:value-type="float" office:value="32.541" calcext:value-type="float">
            <text:p>32.541</text:p>
          </table:table-cell>
          <table:table-cell office:value-type="float" office:value="7145" calcext:value-type="float">
            <text:p>7145</text:p>
          </table:table-cell>
          <table:table-cell office:value-type="float" office:value="32.574" calcext:value-type="float">
            <text:p>32.574</text:p>
          </table:table-cell>
          <table:table-cell office:value-type="float" office:value="7820" calcext:value-type="float">
            <text:p>7820</text:p>
          </table:table-cell>
          <table:table-cell office:value-type="float" office:value="32.537" calcext:value-type="float">
            <text:p>32.537</text:p>
          </table:table-cell>
          <table:table-cell office:value-type="float" office:value="7672" calcext:value-type="float">
            <text:p>7672</text:p>
          </table:table-cell>
          <table:table-cell office:value-type="float" office:value="32.697" calcext:value-type="float">
            <text:p>32.697</text:p>
          </table:table-cell>
          <table:table-cell office:value-type="float" office:value="8349" calcext:value-type="float">
            <text:p>8349</text:p>
          </table:table-cell>
          <table:table-cell table:formula="of:=[.H21]-[.B21]" office:value-type="float" office:value="0.156000000000006" calcext:value-type="float">
            <text:p>0.156000000000006</text:p>
          </table:table-cell>
          <table:table-cell table:style-name="ce7" table:formula="of:=[.H21]-[.D21]" office:value-type="float" office:value="0.123000000000005" calcext:value-type="float">
            <text:p>0.123000000000005</text:p>
          </table:table-cell>
          <table:table-cell table:formula="of:=[.H21]-[.F21]" office:value-type="float" office:value="0.160000000000004" calcext:value-type="float">
            <text:p>0.160000000000004</text:p>
          </table:table-cell>
          <table:table-cell/>
        </table:table-row>
        <table:table-row table:style-name="ro1">
          <table:table-cell office:value-type="string" calcext:value-type="string">
            <text:p>kodim21</text:p>
          </table:table-cell>
          <table:table-cell office:value-type="float" office:value="32.421" calcext:value-type="float">
            <text:p>32.421</text:p>
          </table:table-cell>
          <table:table-cell office:value-type="float" office:value="5403" calcext:value-type="float">
            <text:p>5403</text:p>
          </table:table-cell>
          <table:table-cell office:value-type="float" office:value="32.509" calcext:value-type="float">
            <text:p>32.509</text:p>
          </table:table-cell>
          <table:table-cell office:value-type="float" office:value="6276" calcext:value-type="float">
            <text:p>6276</text:p>
          </table:table-cell>
          <table:table-cell office:value-type="float" office:value="32.54" calcext:value-type="float">
            <text:p>32.54</text:p>
          </table:table-cell>
          <table:table-cell office:value-type="float" office:value="6597" calcext:value-type="float">
            <text:p>6597</text:p>
          </table:table-cell>
          <table:table-cell office:value-type="float" office:value="32.811" calcext:value-type="float">
            <text:p>32.811</text:p>
          </table:table-cell>
          <table:table-cell office:value-type="float" office:value="7438" calcext:value-type="float">
            <text:p>7438</text:p>
          </table:table-cell>
          <table:table-cell table:formula="of:=[.H22]-[.B22]" office:value-type="float" office:value="0.390000000000001" calcext:value-type="float">
            <text:p>0.390000000000001</text:p>
          </table:table-cell>
          <table:table-cell table:formula="of:=[.H22]-[.D22]" office:value-type="float" office:value="0.302" calcext:value-type="float">
            <text:p>0.302</text:p>
          </table:table-cell>
          <table:table-cell table:formula="of:=[.H22]-[.F22]" office:value-type="float" office:value="0.271000000000001" calcext:value-type="float">
            <text:p>0.271000000000001</text:p>
          </table:table-cell>
          <table:table-cell/>
        </table:table-row>
        <table:table-row table:style-name="ro1">
          <table:table-cell office:value-type="string" calcext:value-type="string">
            <text:p>kodim22</text:p>
          </table:table-cell>
          <table:table-cell office:value-type="float" office:value="32.297" calcext:value-type="float">
            <text:p>32.297</text:p>
          </table:table-cell>
          <table:table-cell office:value-type="float" office:value="5205" calcext:value-type="float">
            <text:p>5205</text:p>
          </table:table-cell>
          <table:table-cell office:value-type="float" office:value="32.359" calcext:value-type="float">
            <text:p>32.359</text:p>
          </table:table-cell>
          <table:table-cell office:value-type="float" office:value="6374" calcext:value-type="float">
            <text:p>6374</text:p>
          </table:table-cell>
          <table:table-cell office:value-type="float" office:value="32.382" calcext:value-type="float">
            <text:p>32.382</text:p>
          </table:table-cell>
          <table:table-cell office:value-type="float" office:value="6798" calcext:value-type="float">
            <text:p>6798</text:p>
          </table:table-cell>
          <table:table-cell office:value-type="float" office:value="32.558" calcext:value-type="float">
            <text:p>32.558</text:p>
          </table:table-cell>
          <table:table-cell office:value-type="float" office:value="7976" calcext:value-type="float">
            <text:p>7976</text:p>
          </table:table-cell>
          <table:table-cell table:formula="of:=[.H23]-[.B23]" office:value-type="float" office:value="0.261000000000003" calcext:value-type="float">
            <text:p>0.261000000000003</text:p>
          </table:table-cell>
          <table:table-cell table:formula="of:=[.H23]-[.D23]" office:value-type="float" office:value="0.198999999999998" calcext:value-type="float">
            <text:p>0.198999999999998</text:p>
          </table:table-cell>
          <table:table-cell table:formula="of:=[.H23]-[.F23]" office:value-type="float" office:value="0.176000000000002" calcext:value-type="float">
            <text:p>0.176000000000002</text:p>
          </table:table-cell>
          <table:table-cell/>
        </table:table-row>
        <table:table-row table:style-name="ro1">
          <table:table-cell table:style-name="ce3" office:value-type="string" calcext:value-type="string">
            <text:p>kodim23</text:p>
          </table:table-cell>
          <table:table-cell office:value-type="float" office:value="35.905" calcext:value-type="float">
            <text:p>35.905</text:p>
          </table:table-cell>
          <table:table-cell office:value-type="float" office:value="3617" calcext:value-type="float">
            <text:p>3617</text:p>
          </table:table-cell>
          <table:table-cell office:value-type="float" office:value="36.018" calcext:value-type="float">
            <text:p>36.018</text:p>
          </table:table-cell>
          <table:table-cell office:value-type="float" office:value="4949" calcext:value-type="float">
            <text:p>4949</text:p>
          </table:table-cell>
          <table:table-cell office:value-type="float" office:value="36.129" calcext:value-type="float">
            <text:p>36.129</text:p>
          </table:table-cell>
          <table:table-cell office:value-type="float" office:value="4984" calcext:value-type="float">
            <text:p>4984</text:p>
          </table:table-cell>
          <table:table-cell office:value-type="float" office:value="36.338" calcext:value-type="float">
            <text:p>36.338</text:p>
          </table:table-cell>
          <table:table-cell office:value-type="float" office:value="5784" calcext:value-type="float">
            <text:p>5784</text:p>
          </table:table-cell>
          <table:table-cell table:formula="of:=[.H24]-[.B24]" office:value-type="float" office:value="0.433" calcext:value-type="float">
            <text:p>0.433</text:p>
          </table:table-cell>
          <table:table-cell table:style-name="ce5" table:formula="of:=[.H24]-[.D24]" office:value-type="float" office:value="0.32" calcext:value-type="float">
            <text:p>0.32</text:p>
          </table:table-cell>
          <table:table-cell table:formula="of:=[.H24]-[.F24]" office:value-type="float" office:value="0.209000000000003" calcext:value-type="float">
            <text:p>0.209000000000003</text:p>
          </table:table-cell>
          <table:table-cell/>
        </table:table-row>
        <table:table-row table:style-name="ro1">
          <table:table-cell office:value-type="string" calcext:value-type="string">
            <text:p>kodim24</text:p>
          </table:table-cell>
          <table:table-cell office:value-type="float" office:value="31.566" calcext:value-type="float">
            <text:p>31.566</text:p>
          </table:table-cell>
          <table:table-cell office:value-type="float" office:value="6457" calcext:value-type="float">
            <text:p>6457</text:p>
          </table:table-cell>
          <table:table-cell office:value-type="float" office:value="31.736" calcext:value-type="float">
            <text:p>31.736</text:p>
          </table:table-cell>
          <table:table-cell office:value-type="float" office:value="7067" calcext:value-type="float">
            <text:p>7067</text:p>
          </table:table-cell>
          <table:table-cell office:value-type="float" office:value="31.62" calcext:value-type="float">
            <text:p>31.62</text:p>
          </table:table-cell>
          <table:table-cell office:value-type="float" office:value="7783" calcext:value-type="float">
            <text:p>7783</text:p>
          </table:table-cell>
          <table:table-cell office:value-type="float" office:value="31.978" calcext:value-type="float">
            <text:p>31.978</text:p>
          </table:table-cell>
          <table:table-cell office:value-type="float" office:value="9079" calcext:value-type="float">
            <text:p>9079</text:p>
          </table:table-cell>
          <table:table-cell table:formula="of:=[.H25]-[.B25]" office:value-type="float" office:value="0.412000000000003" calcext:value-type="float">
            <text:p>0.412000000000003</text:p>
          </table:table-cell>
          <table:table-cell table:style-name="ce6" table:formula="of:=[.H25]-[.D25]" office:value-type="float" office:value="0.242000000000001" calcext:value-type="float">
            <text:p>0.242000000000001</text:p>
          </table:table-cell>
          <table:table-cell table:style-name="ce5" table:formula="of:=[.H25]-[.F25]" office:value-type="float" office:value="0.358000000000001" calcext:value-type="float">
            <text:p>0.358000000000001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33.031" calcext:value-type="float">
            <text:p>33.031</text:p>
          </table:table-cell>
          <table:table-cell office:value-type="float" office:value="5260" calcext:value-type="float">
            <text:p>5260</text:p>
          </table:table-cell>
          <table:table-cell office:value-type="float" office:value="33.111" calcext:value-type="float">
            <text:p>33.111</text:p>
          </table:table-cell>
          <table:table-cell office:value-type="float" office:value="5899" calcext:value-type="float">
            <text:p>5899</text:p>
          </table:table-cell>
          <table:table-cell office:value-type="float" office:value="33.102" calcext:value-type="float">
            <text:p>33.102</text:p>
          </table:table-cell>
          <table:table-cell office:value-type="float" office:value="6272" calcext:value-type="float">
            <text:p>6272</text:p>
          </table:table-cell>
          <table:table-cell office:value-type="float" office:value="33.337" calcext:value-type="float">
            <text:p>33.337</text:p>
          </table:table-cell>
          <table:table-cell office:value-type="float" office:value="7252" calcext:value-type="float">
            <text:p>7252</text:p>
          </table:table-cell>
          <table:table-cell table:formula="of:=AVERAGE([.J2:.J25])" office:value-type="float" office:value="0.306750000000001" calcext:value-type="float">
            <text:p>0.306750000000001</text:p>
          </table:table-cell>
          <table:table-cell table:formula="of:=AVERAGE([.K2:.K25])" office:value-type="float" office:value="0.226083333333334" calcext:value-type="float">
            <text:p>0.226083333333334</text:p>
          </table:table-cell>
          <table:table-cell table:formula="of:=AVERAGE([.L2:.L25])" office:value-type="float" office:value="0.235875" calcext:value-type="float">
            <text:p>0.235875</text:p>
          </table:table-cell>
          <table:table-cell table:style-name="ce1" office:value-type="string" calcext:value-type="string">
            <text:p>PROM</text:p>
          </table:table-cell>
        </table:table-row>
        <table:table-row table:style-name="ro1">
          <table:table-cell table:number-columns-repeated="9"/>
          <table:table-cell table:formula="of:=MAX([.J2:.J25])" office:value-type="float" office:value="0.442" calcext:value-type="float">
            <text:p>0.442</text:p>
          </table:table-cell>
          <table:table-cell table:formula="of:=MAX([.K2:.K25])" office:value-type="float" office:value="0.32" calcext:value-type="float">
            <text:p>0.32</text:p>
          </table:table-cell>
          <table:table-cell table:formula="of:=MAX([.L2:.L25])" office:value-type="float" office:value="0.358000000000001" calcext:value-type="float">
            <text:p>0.358000000000001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 table:number-columns-repeated="9"/>
          <table:table-cell table:formula="of:=MIN([.J2:.J25])" office:value-type="float" office:value="0.141000000000002" calcext:value-type="float">
            <text:p>0.141000000000002</text:p>
          </table:table-cell>
          <table:table-cell table:formula="of:=MIN([.K2:.K25])" office:value-type="float" office:value="0.123000000000005" calcext:value-type="float">
            <text:p>0.123000000000005</text:p>
          </table:table-cell>
          <table:table-cell table:formula="of:=MIN([.L2:.L25])" office:value-type="float" office:value="0.110999999999997" calcext:value-type="float">
            <text:p>0.110999999999997</text:p>
          </table:table-cell>
          <table:table-cell table:style-name="ce2" office:value-type="string" calcext:value-type="string">
            <text:p>MIN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5:35:39.3190310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1:03:14.443807013</meta:creation-date>
    <dc:date>2024-05-20T15:35:49.017837217</dc:date>
    <meta:editing-duration>PT11M23S</meta:editing-duration>
    <meta:editing-cycles>3</meta:editing-cycles>
    <meta:generator>LibreOffice/7.2.7.2$Linux_X86_64 LibreOffice_project/20$Build-2</meta:generator>
    <meta:document-statistic meta:table-count="1" meta:cell-count="316" meta:object-count="0"/>
  </office:meta>
</office:document-meta>
</file>